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6pt" style:text-underline-style="solid" style:text-underline-width="auto" style:text-underline-color="font-color" fo:font-weight="bold" officeooo:rsid="000de502" officeooo:paragraph-rsid="000de502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6pt" style:text-underline-style="none" fo:font-weight="bold" officeooo:rsid="000e0b4a" officeooo:paragraph-rsid="000e0b4a" style:font-size-asian="14pt" style:font-weight-asian="bold" style:font-size-complex="16pt" style:font-weight-complex="bold"/>
    </style:style>
    <style:style style:name="P3" style:family="paragraph" style:parent-style-name="Text_20_body">
      <style:text-properties fo:font-size="14pt" style:text-underline-style="none" fo:font-weight="normal" officeooo:rsid="000e0b4a" officeooo:paragraph-rsid="000e0b4a" style:font-size-asian="12.25pt" style:font-weight-asian="normal" style:font-size-complex="14pt" style:font-weight-complex="normal"/>
    </style:style>
    <style:style style:name="P4" style:family="paragraph" style:parent-style-name="Text_20_body">
      <style:text-properties fo:font-size="14pt" style:text-underline-style="none" fo:font-weight="bold" officeooo:rsid="000e0b4a" officeooo:paragraph-rsid="000e6cd5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4pt" fo:font-weight="bold" officeooo:rsid="000e0b4a" officeooo:paragraph-rsid="000e6cd5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4pt" fo:font-weight="bold" officeooo:rsid="000e0b4a" style:font-size-asian="12.25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normal" officeooo:rsid="000e0b4a" officeooo:paragraph-rsid="000e0b4a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4pt" officeooo:rsid="000e0b4a" officeooo:paragraph-rsid="000e6cd5" style:font-size-asian="12.25pt" style:font-size-complex="14pt"/>
    </style:style>
    <style:style style:name="P9" style:family="paragraph" style:parent-style-name="Standard">
      <style:text-properties fo:font-size="14pt" style:text-underline-style="none" fo:font-weight="bold" officeooo:rsid="000e0b4a" officeooo:paragraph-rsid="000e0b4a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6pt" style:text-underline-style="none" fo:font-weight="bold" officeooo:rsid="000e0b4a" officeooo:paragraph-rsid="000e0b4a" style:font-size-asian="16pt" style:font-weight-asian="bold" style:font-size-complex="16pt" style:font-weight-complex="bold"/>
    </style:style>
    <style:style style:name="P11" style:family="paragraph" style:parent-style-name="Text_20_body">
      <style:text-properties fo:font-size="14pt" style:text-underline-style="none" fo:font-weight="bold" officeooo:rsid="000e0b4a" officeooo:paragraph-rsid="000e0b4a" style:font-size-asian="12.25pt" style:font-weight-asian="bold" style:font-size-complex="14pt" style:font-weight-complex="bold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  <style:text-properties fo:font-size="14pt" fo:font-weight="normal" officeooo:rsid="000e0b4a" style:font-size-asian="12.25pt" style:font-weight-asian="normal" style:font-size-complex="14pt" style:font-weight-complex="normal"/>
    </style:style>
    <style:style style:name="P13" style:family="paragraph" style:parent-style-name="Text_20_body" style:list-style-name="L2">
      <style:paragraph-properties fo:margin-left="0cm" fo:margin-right="0cm" fo:text-indent="0cm" style:auto-text-indent="false"/>
      <style:text-properties fo:font-size="14pt" fo:font-weight="normal" officeooo:rsid="000e0b4a" style:font-size-asian="12.25pt" style:font-weight-asian="normal" style:font-size-complex="14pt" style:font-weight-complex="normal"/>
    </style:style>
    <style:style style:name="P14" style:family="paragraph" style:parent-style-name="Text_20_body" style:list-style-name="L3">
      <style:paragraph-properties fo:margin-left="0cm" fo:margin-right="0cm" fo:text-indent="0cm" style:auto-text-indent="false"/>
      <style:text-properties fo:font-size="14pt" fo:font-weight="normal" officeooo:rsid="000e0b4a" style:font-size-asian="12.25pt" style:font-weight-asian="normal" style:font-size-complex="14pt" style:font-weight-complex="normal"/>
    </style:style>
    <style:style style:name="P15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weight="normal" officeooo:rsid="000e0b4a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6pt" style:text-underline-style="none" fo:font-weight="bold" officeooo:rsid="000e0b4a" officeooo:paragraph-rsid="000e6c5c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4pt" style:text-underline-style="none" fo:font-weight="bold" officeooo:rsid="000e0b4a" officeooo:paragraph-rsid="000e6c5c" style:font-size-asian="12.25pt" style:font-weight-asian="bold" style:font-size-complex="14pt" style:font-weight-complex="bold"/>
    </style:style>
    <style:style style:name="P18" style:family="paragraph" style:parent-style-name="Text_20_body">
      <style:text-properties fo:font-size="14pt" style:text-underline-style="none" fo:font-weight="bold" officeooo:rsid="000e0b4a" officeooo:paragraph-rsid="000e6c5c" style:font-size-asian="12.25pt" style:font-weight-asian="bold" style:font-size-complex="14pt" style:font-weight-complex="bold"/>
    </style:style>
    <style:style style:name="P19" style:family="paragraph" style:parent-style-name="Text_20_body" style:list-style-name="L5">
      <style:paragraph-properties fo:margin-left="0cm" fo:margin-right="0cm" fo:text-indent="0cm" style:auto-text-indent="false"/>
      <style:text-properties fo:font-size="14pt" fo:font-weight="normal" officeooo:rsid="000e0b4a" style:font-size-asian="12.25pt" style:font-weight-asian="normal" style:font-size-complex="14pt" style:font-weight-complex="normal"/>
    </style:style>
    <style:style style:name="P20" style:family="paragraph" style:parent-style-name="Text_20_body" style:list-style-name="L6">
      <style:paragraph-properties fo:margin-left="0cm" fo:margin-right="0cm" fo:text-indent="0cm" style:auto-text-indent="false"/>
      <style:text-properties fo:font-size="14pt" fo:font-weight="normal" officeooo:rsid="000e0b4a" style:font-size-asian="12.25pt" style:font-weight-asian="normal" style:font-size-complex="14pt" style:font-weight-complex="normal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  <style:text-properties fo:font-size="14pt" fo:font-weight="normal" officeooo:rsid="000e0b4a" style:font-size-asian="12.25pt" style:font-weight-asian="normal" style:font-size-complex="14pt" style:font-weight-complex="normal"/>
    </style:style>
    <style:style style:name="P22" style:family="paragraph" style:parent-style-name="Text_20_body" style:list-style-name="L8">
      <style:paragraph-properties fo:margin-left="0cm" fo:margin-right="0cm" fo:text-indent="0cm" style:auto-text-indent="false"/>
      <style:text-properties fo:font-size="14pt" fo:font-weight="normal" officeooo:rsid="000e0b4a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0e0b4a" officeooo:paragraph-rsid="000e6c5c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6pt" style:text-underline-style="none" fo:font-weight="bold" officeooo:rsid="000e0b4a" officeooo:paragraph-rsid="000e6cd5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4pt" style:text-underline-style="none" fo:font-weight="bold" officeooo:rsid="000e0b4a" officeooo:paragraph-rsid="000e6cd5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6cd5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Técnico de Entorno de Ejecución</text:p>
      <text:p text:style-name="P1"/>
      <text:p text:style-name="P2">1) Tipo de sistema donde se ejecuta:</text:p>
      <text:p text:style-name="P2"/>
      <text:p text:style-name="P3">La aplicación se ejecuta en un <text:span text:style-name="Strong_20_Emphasis"><text:span text:style-name="T1">PC de usuario</text:span></text:span> normal con Windows. Usamos <text:span text:style-name="Strong_20_Emphasis"><text:span text:style-name="T1">Visual Studio Code</text:span></text:span>, <text:span text:style-name="Strong_20_Emphasis"><text:span text:style-name="T1">MySQL</text:span></text:span> y <text:span text:style-name="Strong_20_Emphasis"><text:span text:style-name="T1">Workbench</text:span></text:span> para gestionar la base de datos. No hace falta servidor ni máquina virtual. </text:p>
      <text:p text:style-name="P2">2) Requisitos de hardware:</text:p>
      <text:p text:style-name="P2"/>
      <text:p text:style-name="P4"><text:span text:style-name="Strong_20_Emphasis"><text:span text:style-name="T1">CPU mínima:</text:span></text:span><text:span text:style-name="T1"> Cualquier procesador de 2 núcleos </text:span></text:p>
      <text:p text:style-name="P4"><text:span text:style-name="Strong_20_Emphasis"><text:span text:style-name="T1">CPU recomendada:</text:span></text:span><text:span text:style-name="T1"> 4 núcleos</text:span></text:p>
      <text:p text:style-name="P5"><text:span text:style-name="Strong_20_Emphasis"><text:span text:style-name="T1">RAM mínima:</text:span></text:span><text:span text:style-name="T1"> 4 GB </text:span></text:p>
      <text:p text:style-name="P5"><text:span text:style-name="Strong_20_Emphasis"><text:span text:style-name="T1">RAM recomendada:</text:span></text:span><text:span text:style-name="T1"> 8 GB</text:span></text:p>
      <text:p text:style-name="P6"><text:span text:style-name="Strong_20_Emphasis"><text:span text:style-name="T1">Almacenamiento:</text:span></text:span><text:span text:style-name="T1"> 10–20 GB libres</text:span></text:p>
      <text:p text:style-name="P6"><text:span text:style-name="Strong_20_Emphasis"><text:span text:style-name="T1">Periféricos:</text:span></text:span><text:span text:style-name="T1"> Teclado, ratón y pantalla. Nada especial.</text:span></text:p>
      <text:p text:style-name="P2">3) Sistema operativo recomendado:</text:p>
      <text:p text:style-name="P2"/>
      <text:p text:style-name="P7"><text:span text:style-name="Strong_20_Emphasis"><text:span text:style-name="T1">Sistema operativo:</text:span></text:span> Windows 10 o Windows 11 <text:span text:style-name="Strong_20_Emphasis"><text:span text:style-name="T1">Versión recomendada:</text:span></text:span> Windows 11</text:p>
      <text:p text:style-name="P8"><text:span text:style-name="Strong_20_Emphasis"><text:span text:style-name="T1">Por qué</text:span></text:span><text:span text:style-name="Strong_20_Emphasis"><text:span text:style-name="T2"> e</text:span></text:span><text:span text:style-name="T1">s lo que usamos en clase, funciona bien con </text:span><text:span text:style-name="Strong_20_Emphasis"><text:span text:style-name="T3">Visual Studio Code</text:span></text:span><text:span text:style-name="T1">, MySQL y Workbench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4) Instalación del entorno:</text:p>
      <text:p text:style-name="P9"/>
      <text:p text:style-name="P11"><text:span text:style-name="Strong_20_Emphasis"><text:span text:style-name="T1">Qué hay que instalar:</text:span></text:span></text:p>
      <text:list text:style-name="L1">
        <text:list-item>
          <text:p text:style-name="P12">Visual Studio Code</text:p>
        </text:list-item>
        <text:list-item>
          <text:p text:style-name="P12">Java JDK 17</text:p>
        </text:list-item>
        <text:list-item>
          <text:p text:style-name="P12">MySQL</text:p>
        </text:list-item>
        <text:list-item>
          <text:p text:style-name="P12">MySQL Workbench</text:p>
        </text:list-item>
        <text:list-item>
          <text:p text:style-name="P12">Driver JDBC</text:p>
        </text:list-item>
      </text:list>
      <text:p text:style-name="P6"><text:span text:style-name="Strong_20_Emphasis"><text:span text:style-name="T1">En qué orden:</text:span></text:span></text:p>
      <text:list text:style-name="L2">
        <text:list-item>
          <text:p text:style-name="P13">Instalar Java</text:p>
        </text:list-item>
        <text:list-item>
          <text:p text:style-name="P13">Instalar MySQL</text:p>
        </text:list-item>
        <text:list-item>
          <text:p text:style-name="P13">Instalar Workbench</text:p>
        </text:list-item>
        <text:list-item>
          <text:p text:style-name="P13">Crear la base de datos</text:p>
        </text:list-item>
        <text:list-item>
          <text:p text:style-name="P13">Abrir el proyecto en VS Code</text:p>
        </text:list-item>
        <text:list-item>
          <text:p text:style-name="P13">Ejecutar la aplicación</text:p>
        </text:list-item>
      </text:list>
      <text:p text:style-name="P6"><text:span text:style-name="Strong_20_Emphasis"><text:span text:style-name="T1">Dependencias:</text:span></text:span></text:p>
      <text:list text:style-name="L3">
        <text:list-item>
          <text:p text:style-name="P14">JDK 17</text:p>
        </text:list-item>
        <text:list-item>
          <text:p text:style-name="P14">mysql-connector-j</text:p>
        </text:list-item>
        <text:list-item>
          <text:p text:style-name="P14">Conexión a MySQL</text:p>
        </text:list-item>
      </text:list>
      <text:p text:style-name="P6"><text:span text:style-name="Strong_20_Emphasis"><text:span text:style-name="T1">Configuraciones básicas:</text:span></text:span></text:p>
      <text:list text:style-name="L4">
        <text:list-item>
          <text:p text:style-name="P15">Poner usuario y contraseña de MySQL en el código</text:p>
        </text:list-item>
        <text:list-item>
          <text:p text:style-name="P15">Comprobar puerto 3306</text:p>
        </text:list-item>
        <text:list-item>
          <text:p text:style-name="P15">Añadir el driver JDBC al proyecto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5) Usuarios, permisos y estructura:</text:p>
      <text:p text:style-name="P17"/>
      <text:p text:style-name="P17">Qué usuarios existen:</text:p>
      <text:p text:style-name="P17"/>
      <text:p text:style-name="P17"/>
      <text:p text:style-name="P17"/>
      <text:p text:style-name="P17">Qué permisos tienen: </text:p>
      <text:p text:style-name="P17"/>
      <text:p text:style-name="P17"/>
      <text:p text:style-name="P17"/>
      <text:p text:style-name="P17">Qué carpetas se usan:</text:p>
      <text:p text:style-name="P17"/>
      <text:p text:style-name="P17"/>
      <text:p text:style-name="P17"/>
      <text:p text:style-name="P17">Dónde se guardan datos:</text:p>
      <text:p text:style-name="P17"/>
      <text:p text:style-name="P17"/>
      <text:p text:style-name="P17"/>
      <text:p text:style-name="P17">Dónde se guardan copias de seguridad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oft-page-break/>6) Mantenimiento básico:</text:p>
      <text:p text:style-name="P17"/>
      <text:p text:style-name="P18"><text:span text:style-name="Strong_20_Emphasis"><text:span text:style-name="T1">Qué actualizar:</text:span></text:span></text:p>
      <text:list text:style-name="L5">
        <text:list-item>
          <text:p text:style-name="P19">Java</text:p>
        </text:list-item>
        <text:list-item>
          <text:p text:style-name="P19">MySQL</text:p>
        </text:list-item>
        <text:list-item>
          <text:p text:style-name="P19">La aplicación</text:p>
        </text:list-item>
      </text:list>
      <text:p text:style-name="P6"><text:span text:style-name="Strong_20_Emphasis"><text:span text:style-name="T1">Cada cuánto:</text:span></text:span></text:p>
      <text:list text:style-name="L6">
        <text:list-item>
          <text:p text:style-name="P20">Cuando haya actualizaciones</text:p>
        </text:list-item>
      </text:list>
      <text:p text:style-name="P6"><text:span text:style-name="Strong_20_Emphasis"><text:span text:style-name="T1">Qué revisar:</text:span></text:span></text:p>
      <text:list text:style-name="L7">
        <text:list-item>
          <text:p text:style-name="P21">Que MySQL esté funcionando</text:p>
        </text:list-item>
        <text:list-item>
          <text:p text:style-name="P21">Que la app abra sin errores</text:p>
        </text:list-item>
      </text:list>
      <text:p text:style-name="P6"><text:span text:style-name="Strong_20_Emphasis"><text:span text:style-name="T1">Qué hacer si falla:</text:span></text:span></text:p>
      <text:list text:style-name="L8">
        <text:list-item>
          <text:p text:style-name="P22">Reiniciar MySQL</text:p>
        </text:list-item>
        <text:list-item>
          <text:p text:style-name="P22">Revisar configuración</text:p>
        </text:list-item>
        <text:list-item>
          <text:p text:style-name="P22">Volver a ejecutar la app</text:p>
        </text:list-item>
      </text:list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7) Evidencias Debes demostrar que tu proyecto:</text:p>
      <text:p text:style-name="P25"/>
      <text:p text:style-name="P25">Se ejecuta en ese entorno</text:p>
      <text:p text:style-name="P25"/>
      <text:p text:style-name="P25"/>
      <text:p text:style-name="P25"/>
      <text:p text:style-name="P25">Arranca</text:p>
      <text:p text:style-name="P25"/>
      <text:p text:style-name="P25"/>
      <text:p text:style-name="P25"/>
      <text:p text:style-name="P25">Funciona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e502" officeooo:paragraph-rsid="000de5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FG – Oskar Bielecki, Joel Vega e Iker Trave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10:58:41.739616200</meta:creation-date>
    <dc:date>2026-04-21T12:49:47.264249200</dc:date>
    <meta:editing-duration>PT26M28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5" meta:paragraph-count="60" meta:word-count="293" meta:character-count="1660" meta:non-whitespace-character-count="1449"/>
  </office:meta>
</office:document-meta>
</file>